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gr2" style:family="graphic" style:parent-style-name="standard">
      <style:graphic-properties draw:stroke="none" draw:fill-color="#dc322f" draw:textarea-horizontal-align="justify" draw:textarea-vertical-align="middle" draw:auto-grow-height="false" fo:min-height="0.65cm" fo:min-width="1.142cm"/>
    </style:style>
    <style:style style:name="gr3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1.842cm"/>
    </style:style>
    <style:style style:name="gr4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textarea-horizontal-align="justify" draw:textarea-vertical-align="middle" draw:auto-grow-height="false" fo:min-height="0.59cm" fo:min-width="0.34cm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-color="#dc322f" draw:textarea-horizontal-align="justify" draw:textarea-vertical-align="middle" draw:auto-grow-height="false" fo:min-height="0.75cm" fo:min-width="0.642cm"/>
    </style:style>
    <style:style style:name="gr6" style:family="graphic" style:parent-style-name="objectwithoutfill">
      <style:graphic-properties draw:stroke="solid" draw:stroke-dash="Fine_20_Dashed" svg:stroke-width="0.081cm" svg:stroke-color="#657b83" draw:marker-start-width="0.321cm" draw:marker-end="Arrow" draw:marker-end-width="0.421cm" draw:fill="none" draw:textarea-vertical-align="top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1cm" svg:stroke-color="#dc322f" draw:marker-start-width="0.321cm" draw:marker-end-width="0.321cm" draw:fill="none" draw:fill-color="#dc322f" draw:textarea-horizontal-align="justify" draw:textarea-vertical-align="middle" draw:auto-grow-height="false" fo:min-height="0.65cm" fo:min-width="1.142cm" fo:padding-top="0.165cm" fo:padding-bottom="0.165cm" fo:padding-left="0.29cm" fo:padding-right="0.29cm"/>
    </style:style>
    <style:style style:name="gr8" style:family="graphic" style:parent-style-name="objectwithoutfill">
      <style:graphic-properties draw:stroke="dash" draw:stroke-dash="Fine_20_Dashed" svg:stroke-width="0.081cm" svg:stroke-color="#657b83" draw:marker-start-width="0.321cm" draw:marker-end="Arrow" draw:marker-end-width="0.421cm" draw:fill="none" draw:textarea-vertical-align="botto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/>
      <style:paragraph-properties fo:text-align="center"/>
      <style:text-properties style:font-name="Hack1" fo:font-size="14pt" fo:background-color="transparent" style:font-size-asian="14pt" style:font-size-complex="14pt"/>
    </style:style>
    <style:style style:name="P4" style:family="paragraph">
      <loext:graphic-properties draw:fill-color="#dc322f"/>
      <style:paragraph-properties fo:text-align="center"/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/>
      <style:paragraph-properties fo:text-align="center"/>
      <style:text-properties fo:color="#dc322f" style:font-name="Aller Display" fo:font-size="22pt" style:font-size-asian="22pt" style:font-size-complex="22pt"/>
    </style:style>
    <style:style style:name="P6" style:family="paragraph">
      <loext:graphic-properties draw:fill="none"/>
      <style:paragraph-properties fo:text-align="end"/>
      <style:text-properties style:font-name="Hack1" fo:font-size="14pt" fo:background-color="transparen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Hack1" fo:font-size="14pt" fo:background-color="transparent" style:font-size-asian="14pt" style:font-size-complex="14pt"/>
    </style:style>
    <style:style style:name="P9" style:family="paragraph">
      <style:paragraph-properties fo:text-align="center"/>
      <style:text-properties fo:color="#dc322f"/>
    </style:style>
    <style:style style:name="P10" style:family="paragraph">
      <loext:graphic-properties draw:fill="none" draw:fill-color="#dc322f"/>
      <style:paragraph-properties fo:text-align="center"/>
      <style:text-properties fo:color="#dc322f" style:font-name="Aller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586e75" style:font-name="Hack1" fo:font-size="14pt" fo:background-color="#fdf6e3" style:font-size-asian="14pt" style:font-size-complex="14pt"/>
    </style:style>
    <style:style style:name="T2" style:family="text">
      <style:text-properties fo:color="#859900" style:font-name="Hack1" fo:font-size="14pt" fo:background-color="#fdf6e3" style:font-size-asian="14pt" style:font-size-complex="14pt"/>
    </style:style>
    <style:style style:name="T3" style:family="text">
      <style:text-properties fo:color="#cb4b16" style:font-name="Hack1" fo:font-size="14pt" fo:font-weight="bold" fo:background-color="#fdf6e3" style:font-size-asian="14pt" style:font-weight-asian="bold" style:font-size-complex="14pt" style:font-weight-complex="bold"/>
    </style:style>
    <style:style style:name="T4" style:family="text">
      <style:text-properties fo:color="#859900" style:font-name="Hack1" fo:font-size="14pt" fo:font-weight="bold" fo:background-color="#fdf6e3" style:font-size-asian="14pt" style:font-weight-asian="bold" style:font-size-complex="14pt" style:font-weight-complex="bold"/>
    </style:style>
    <style:style style:name="T5" style:family="text">
      <style:text-properties fo:color="#ffffff" style:font-name="Aller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dc322f" style:font-name="Aller Display" fo:font-size="22pt" style:font-size-asian="22pt" style:font-size-complex="22pt"/>
    </style:style>
    <style:style style:name="T7" style:family="text">
      <style:text-properties style:font-name="Hack1" fo:font-size="14pt" fo:background-color="#fdf6e3" style:font-size-asian="14pt" style:font-size-complex="14pt"/>
    </style:style>
    <style:style style:name="T8" style:family="text">
      <style:text-properties fo:color="#586e75" style:font-name="Hack1" fo:font-size="14pt" fo:font-weight="normal" fo:background-color="#fdf6e3" style:font-size-asian="14pt" style:font-weight-asian="normal" style:font-size-complex="14pt" style:font-weight-complex="normal"/>
    </style:style>
    <style:style style:name="T9" style:family="text">
      <style:text-properties fo:color="#d33682" style:font-name="Hack1" fo:font-size="14pt" fo:font-weight="bold" fo:background-color="#fdf6e3" style:font-size-asian="14pt" style:font-weight-asian="bold" style:font-size-complex="14pt" style:font-weight-complex="bold"/>
    </style:style>
    <style:style style:name="T10" style:family="text">
      <style:text-properties fo:color="#d33682" style:font-name="Hack1" fo:font-size="14pt" fo:font-style="italic" fo:background-color="#fdf6e3" style:font-size-asian="14pt" style:font-style-asian="italic" style:font-size-complex="14pt" style:font-style-complex="italic"/>
    </style:style>
    <style:style style:name="T11" style:family="text">
      <style:text-properties fo:color="#dc322f" style:font-name="Aller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onnector draw:style-name="gr1" draw:text-style-name="P3" draw:layer="layout" draw:type="curve" svg:x1="9.442cm" svg:y1="2.25cm" svg:x2="15.358cm" svg:y2="2.25cm" draw:start-shape="id1" draw:start-glue-point="1" draw:end-shape="id2" draw:end-glue-point="3" svg:d="M9442 2250h5916" svg:viewBox="0 0 5917 1"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>robot </text:span><text:span text:style-name="T2">holds</text:span><text:span text:style-name="T1"> </text:span><text:span text:style-name="T3">nothing</text:span></text:p>
            <text:p text:style-name="P2"><text:span text:style-name="T4"/></text:p>
          </draw:connector>
          <draw:custom-shape draw:style-name="gr2" draw:text-style-name="P4" xml:id="id2" draw:id="id2" draw:layer="layout" svg:width="1.642cm" svg:height="0.9cm" svg:x="15.358cm" svg:y="1.8cm">
            <text:p text:style-name="P1"><text:span text:style-name="T5">gra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4" xml:id="id1" draw:id="id1" draw:layer="layout" svg:width="2.342cm" svg:height="1cm" svg:x="7.1cm" svg:y="1.75cm">
            <text:p text:style-name="P1"><text:span text:style-name="T5">unlock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5" xml:id="id3" draw:id="id3" draw:layer="layout" svg:width="1.3cm" svg:height="1.3cm" svg:x="23.071cm" svg:y="1.6cm">
            <text:p text:style-name="P1"><text:span text:style-name="T6">G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" draw:text-style-name="P6" draw:layer="layout" draw:type="curve" svg:x1="17cm" svg:y1="2.25cm" svg:x2="23.071cm" svg:y2="2.25cm" draw:start-shape="id2" draw:start-glue-point="1" draw:end-shape="id3" draw:end-glue-point="6" svg:d="M17000 2250h6071" svg:viewBox="0 0 6072 1">
            <text:p text:style-name="P2"><text:span text:style-name="T1">robot</text:span><text:span text:style-name="T7"> </text:span><text:span text:style-name="T2">holds</text:span><text:span text:style-name="T7"> </text:span><text:span text:style-name="T8">lollipop</text:span></text:p>
            <text:p text:style-name="P2"><text:span text:style-name="T9"/></text:p>
          </draw:connector>
          <draw:custom-shape draw:style-name="gr5" draw:text-style-name="P4" xml:id="id4" draw:id="id4" draw:layer="layout" svg:width="1.142cm" svg:height="1cm" svg:x="11.7cm" svg:y="2.9cm">
            <text:p text:style-name="P1"><text:span text:style-name="T5">go</text:span></text:p>
            <draw:enhanced-geometry svg:viewBox="0 0 21600 21600" draw:type="rectangle" draw:enhanced-path="M 0 0 L 21600 0 21600 21600 0 21600 0 0 Z N"/>
          </draw:custom-shape>
          <draw:connector draw:style-name="gr6" draw:text-style-name="P8" draw:layer="layout" draw:type="curve" svg:x1="9.442cm" svg:y1="2.25cm" svg:x2="11.7cm" svg:y2="3.4cm" draw:start-shape="id1" draw:start-glue-point="1" draw:end-shape="id4" draw:end-glue-point="3" svg:d="M9442 2250c1693 0 565 1150 2258 1150" svg:viewBox="0 0 2259 1151">
            <text:p text:style-name="P7"><text:span text:style-name="T1"/></text:p>
            <text:p text:style-name="P7"><text:span text:style-name="T1"/></text:p>
            <text:p text:style-name="P7"><text:span text:style-name="T1">kitchen</text:span><text:span text:style-name="T7"> </text:span><text:span text:style-name="T2">locked </text:span><text:span text:style-name="T10">fals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/text:p>
            <text:p text:style-name="P2"><text:span text:style-name="T4"/></text:p>
          </draw:connector>
          <draw:connector draw:style-name="gr6" draw:text-style-name="P8" draw:layer="layout" draw:type="curve" svg:x1="12.842cm" svg:y1="3.4cm" svg:x2="15.358cm" svg:y2="2.25cm" draw:start-shape="id4" draw:start-glue-point="1" draw:end-shape="id2" draw:end-glue-point="3" svg:d="M12842 3400c1887 0 629-1150 2516-1150" svg:viewBox="0 0 2517 1151">
            <text:p text:style-name="P7"><text:span text:style-name="T1"/></text:p>
            <text:p text:style-name="P7"><text:span text:style-name="T1"><text:tab/></text:span><text:span text:style-name="T1"><text:tab/></text:span><text:span text:style-name="T1"><text:tab/></text:span></text:p>
            <text:p text:style-name="P2"><text:span text:style-name="T1"><text:tab/></text:span><text:span text:style-name="T1"><text:tab/></text:span><text:span text:style-name="T1"><text:tab/></text:span><text:span text:style-name="T1">robot</text:span><text:span text:style-name="T7"> </text:span><text:span text:style-name="T2">room</text:span><text:span text:style-name="T7"> </text:span><text:span text:style-name="T8">kitchen</text:span></text:p>
            <text:p text:style-name="P2"><text:span text:style-name="T9"/></text:p>
          </draw:connector>
          <draw:custom-shape draw:style-name="gr7" draw:text-style-name="P10" xml:id="id5" draw:id="id5" draw:layer="layout" svg:width="1.642cm" svg:height="0.9cm" svg:x="0.658cm" svg:y="1.8cm">
            <text:p text:style-name="P9"><text:span text:style-name="T11">grab</text:span></text:p>
            <draw:enhanced-geometry svg:viewBox="0 0 21600 21600" draw:type="rectangle" draw:enhanced-path="M 0 0 L 21600 0 21600 21600 0 21600 0 0 Z N"/>
          </draw:custom-shape>
          <draw:connector draw:style-name="gr8" draw:text-style-name="P6" draw:layer="layout" draw:type="curve" svg:x1="2.3cm" svg:y1="2.25cm" svg:x2="7.1cm" svg:y2="2.25cm" draw:start-shape="id5" draw:start-glue-point="1" draw:end-shape="id1" draw:end-glue-point="3" svg:d="M2300 2250h4800" svg:viewBox="0 0 4801 1">
            <text:p text:style-name="P1"><text:span text:style-name="T1">robot</text:span><text:span text:style-name="T7"> </text:span><text:span text:style-name="T2">holds</text:span><text:span text:style-name="T7"> </text:span><text:span text:style-name="T8">key</text:span></text:p>
            <text:p text:style-name="P2"><text:span text:style-name="T9"/></text:p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1" svg:font-family="Hack" style:font-pitch="fixed"/>
    <style:font-face style:name="Aller" svg:font-family="Aller" style:font-pitch="variable"/>
    <style:font-face style:name="Aller Display" svg:font-family="'Aller Display'" style:font-pitch="variable"/>
    <style:font-face style:name="Hack" svg:font-family="Hack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ine GRÉA</meta:initial-creator>
    <meta:creation-date>2016-02-14T18:55:09.316968182</meta:creation-date>
    <dc:date>2016-03-24T14:16:35.457584044</dc:date>
    <meta:editing-duration>PT50M10S</meta:editing-duration>
    <meta:editing-cycles>11</meta:editing-cycles>
    <meta:generator>LibreOffice/5.1.1.2$Linux_X86_64 LibreOffice_project/10m0$Build-2</meta:generator>
    <meta:document-statistic meta:object-count="11"/>
  </office:meta>
</office:document-meta>
</file>